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42cm" fo:min-width="12.9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366cm"/>
    </style:style>
    <style:style style:name="pr1" style:family="presentation" style:parent-style-name="Default-subtitle">
      <style:graphic-properties draw:fill-color="#ffffff" draw:auto-grow-height="true" fo:min-height="9.907cm"/>
    </style:style>
    <style:style style:name="pr2" style:family="presentation" style:parent-style-name="Default-title">
      <style:graphic-properties fo:min-height="7.3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0000ff" fo:font-size="80pt" style:font-size-asian="80pt" style:font-size-complex="80pt"/>
    </style:style>
    <style:style style:name="P2" style:family="paragraph">
      <style:text-properties fo:color="#0000ff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ff" fo:font-size="80pt" style:font-size-asian="80pt" style:font-size-complex="80pt"/>
    </style:style>
    <style:style style:name="T3" style:family="text">
      <style:text-properties fo:color="#0000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P</presentation:footer-decl>
      <presentation:date-time-decl presentation:name="dtd1" presentation:source="fixed">24.05.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9.907cm" svg:x="1.4cm" svg:y="8.866cm" presentation:class="subtitle" presentation:user-transformed="true">
          <draw:text-box>
            <text:p>Доклад на семинаре по компьютерным сетям</text:p>
            <text:p/>
            <text:p>Студент гр. 5057/2 <text:s text:c="2"/>Руцкий Владимир</text:p>
            <text:p/>
            <text:p><text:span text:style-name="T1">24.05.2011</text:span></text:p>
          </draw:text-box>
        </draw:frame>
        <draw:frame presentation:style-name="pr2" draw:text-style-name="P1" draw:layer="layout" svg:width="25.199cm" svg:height="7.333cm" svg:x="1.4cm" svg:y="0.837cm" presentation:class="title" presentation:user-transformed="true">
          <draw:text-box>
            <text:p text:style-name="P1"><text:span text:style-name="T2">Mobile I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Проблема мобильного узла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При переходе между различными сетями меняется IP <text:span text:style-name="T4">MN</text:span><text:span text:style-name="T5"> (</text:span><text:span text:style-name="T6">Mobile Node</text:span><text:span text:style-name="T5"> - </text:span>мобильный узел)</text:p>
                <text:list>
                  <text:list-item>
                    <text:p>Сети находятся в иерархии - необходимо для масштабируемости</text:p>
                  </text:list-item>
                </text:list>
              </text:list-item>
              <text:list-item>
                <text:p>Меняется IP<text:line-break/>=&gt; нарушается маршрутизация<text:line-break/>=&gt; разрушаются все соединения на транспортном уровне и выше (напр. TCP)<text:line-break/>=&gt; критично для некоторых протоколов (напр. VoIP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7">Portable Networking Technology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8">Portable Networking Technology</text:span> - фиксированный адрес на канальном уровне</text:p>
                <text:list>
                  <text:list-item>
                    <text:p>Сотовые системы: Cellular Digital Packet Data (CDPD), 3G</text:p>
                  </text:list-item>
                </text:list>
              </text:list-item>
              <text:list-item>
                <text:p>Невозможно переключиться между средами передачи</text:p>
                <text:list>
                  <text:list-item>
                    <text:p>Невозможно без потери соединения переключиться между CDPD модемом и локальным Ethernet провайдером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Назначение Mobile 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Поддержание фиксированного IP <text:span text:style-name="T4">MN</text:span><text:span text:style-name="T5"> на сетевом уровне</text:span></text:p>
                <text:list>
                  <text:list-item>
                    <text:p><text:span text:style-name="T5">Корректная маршрутизация</text:span></text:p>
                  </text:list-item>
                </text:list>
              </text:list-item>
              <text:list-item>
                <text:p><text:span text:style-name="T5">Автоматическое обнаружение перехода между сетями и прозрачная реконфигурация</text:span></text:p>
              </text:list-item>
              <text:list-item>
                <text:p><text:span text:style-name="T5">Работа в уже существующих сетях без дополнительного ПО</text:span></text:p>
              </text:list-item>
              <text:list-item>
                <text:p><text:span text:style-name="T5">Работа через существующие протоколы (IP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Сущности Mobile IP (1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bile node - <text:span text:style-name="T4">MN</text:span></text:p>
                <text:list>
                  <text:list-item>
                    <text:p><text:span text:style-name="T5">Может перемещаться между сетями</text:span></text:p>
                  </text:list-item>
                  <text:list-item>
                    <text:p><text:span text:style-name="T5">Имеет фиксированный публичный IP - </text:span><text:span text:style-name="T6">home address</text:span><text:span text:style-name="T9"> - по которому узлы в Интернете связываются с ним</text:span></text:p>
                  </text:list-item>
                </text:list>
              </text:list-item>
              <text:list-item>
                <text:p><text:span text:style-name="T9">Home agent - </text:span><text:span text:style-name="T10">HA</text:span></text:p>
                <text:list>
                  <text:list-item>
                    <text:p><text:span text:style-name="T9">Роутер с дополнительной функциональностью</text:span></text:p>
                  </text:list-item>
                  <text:list-item>
                    <text:p><text:span text:style-name="T9">Находится в сети home address </text:span><text:span text:style-name="T10">MN</text:span></text:p>
                  </text:list-item>
                  <text:list-item>
                    <text:p><text:span text:style-name="T9">Обрабатывает пакеты, предназначенные </text:span><text:span text:style-name="T10">MN</text:span><text:span text:style-name="T9">, если последний в чужой сети</text:span></text:p>
                  </text:list-item>
                  <text:list-item>
                    <text:p><text:span text:style-name="T9">Принимает и хранит информацию о положении </text:span><text:span text:style-name="T10">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Сущности Mobile IP (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Foreign Agent - <text:span text:style-name="T4">FA</text:span></text:p>
                <text:list>
                  <text:list-item>
                    <text:p><text:span text:style-name="T5">Роутер в чужой сети с расширенной функциональностью</text:span></text:p>
                  </text:list-item>
                  <text:list-item>
                    <text:p><text:span text:style-name="T5">Узел, с которым связывается </text:span><text:span text:style-name="T4">MN</text:span><text:span text:style-name="T5">, находясь в данной чужой сети, для получения и отправки пакетов</text:span></text:p>
                  </text:list-item>
                  <text:list-item>
                    <text:p><text:span text:style-name="T5">Получает информацию о </text:span><text:span text:style-name="T4">HA</text:span><text:span text:style-name="T5"> от </text:span><text:span text:style-name="T4">MN</text:span><text:span text:style-name="T5"> и связывается с </text:span><text:span text:style-name="T4">HA</text:span><text:span text:style-name="T5"> для маршрутизации пакетов</text:span></text:p>
                  </text:list-item>
                </text:list>
              </text:list-item>
              <text:list-item>
                <text:p><text:span text:style-name="T5">Care-of-address - </text:span><text:span text:style-name="T4">COA</text:span></text:p>
                <text:list>
                  <text:list-item>
                    <text:p><text:span text:style-name="T5">Адрес, идентифицирующий текущее положение </text:span><text:span text:style-name="T4">MN</text:span><text:span text:style-name="T5"> (обычно адрес </text:span><text:span text:style-name="T4">FA</text:span><text:span text:style-name="T5">)</text:span></text:p>
                  </text:list-item>
                </text:list>
              </text:list-item>
              <text:list-item>
                <text:p><text:span text:style-name="T5">Correspondent Node - </text:span><text:span text:style-name="T4">CN</text:span></text:p>
                <text:list>
                  <text:list-item>
                    <text:p><text:span text:style-name="T5">Узел Интернет который/с которым связывается </text:span><text:span text:style-name="T4">MN</text:span><text:span text:style-name="T5"> для передачи данных (напр. web-сервер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Сущности Mobile IP (3)</text:p>
          </draw:text-box>
        </draw:frame>
        <draw:custom-shape draw:style-name="gr2" draw:text-style-name="P4" draw:layer="layout" svg:width="9.516cm" svg:height="6.081cm" svg:x="1.578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966cm" svg:height="0.962cm" svg:x="4.042cm" svg:y="5.552cm">
          <draw:text-box>
            <text:p>Home Network</text:p>
          </draw:text-box>
        </draw:frame>
        <draw:custom-shape draw:style-name="gr4" draw:text-style-name="P5" draw:layer="layout" svg:width="2.832cm" svg:height="1.531cm" svg:x="5.024cm" svg:y="7.902cm">
          <text:p text:style-name="P4"><text:span text:style-name="T4">H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516cm" svg:height="6.081cm" svg:x="16.078cm" svg:y="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566cm" svg:height="0.962cm" svg:x="18.385cm" svg:y="5.584cm">
          <draw:text-box>
            <text:p>Foreign Network</text:p>
          </draw:text-box>
        </draw:frame>
        <draw:frame draw:style-name="gr3" draw:layer="layout" svg:width="4.966cm" svg:height="0.962cm" svg:x="4.042cm" svg:y="5.552cm">
          <draw:text-box>
            <text:p>Home Network</text:p>
          </draw:text-box>
        </draw:frame>
        <draw:custom-shape draw:style-name="gr4" draw:text-style-name="P5" draw:layer="layout" svg:width="2.832cm" svg:height="1.531cm" svg:x="17.384cm" svg:y="7.503cm">
          <text:p text:style-name="P4"><text:span text:style-name="T4">FA</text:span></text:p>
          <draw:enhanced-geometry svg:viewBox="0 0 21600 21600" draw:type="rectangle" draw:enhanced-path="M 0 0 L 21600 0 21600 21600 0 21600 0 0 Z N"/>
        </draw:custom-shape>
        <draw:frame draw:style-name="gr5" draw:layer="layout" svg:width="2.658cm" svg:height="0.962cm" svg:x="17.445cm" svg:y="6.692cm">
          <draw:text-box>
            <text:p>&lt;<text:span text:style-name="T4">COA</text:span>&gt;</text:p>
          </draw:text-box>
        </draw:frame>
        <draw:custom-shape draw:style-name="gr4" draw:text-style-name="P5" draw:layer="layout" svg:width="2.646cm" svg:height="1.671cm" svg:x="21.634cm" svg:y="8.149cm">
          <text:p text:style-name="P4"><text:span text:style-name="T4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646cm" svg:height="1.671cm" svg:x="12.161cm" svg:y="14.396cm">
          <text:p text:style-name="P4"><text:span text:style-name="T4">C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Обнаружение сети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list text:style-name="L3">
              <text:list-item>
                <text:p text:style-name="P6"><text:span text:style-name="T4">HA</text:span><text:span text:style-name="T5"> и </text:span><text:span text:style-name="T4">FA</text:span><text:span text:style-name="T5"> рассылают broadcast уведомления в <text:s/>свои сети</text:span></text:p>
              </text:list-item>
              <text:list-item>
                <text:p text:style-name="P6"><text:span text:style-name="T4">MN</text:span><text:span text:style-name="T5"> получает уведомление</text:span></text:p>
                <text:list>
                  <text:list-item>
                    <text:p><text:span text:style-name="T5">Если адрес рекламируемой сети не совпадает с текущим, то необходима перерегистрац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Регистрация</text:p>
          </draw:text-box>
        </draw:frame>
        <draw:frame presentation:style-name="pr5" draw:text-style-name="P6" draw:layer="layout" svg:width="25.199cm" svg:height="2.93cm" svg:x="1.4cm" svg:y="4.914cm" presentation:class="outline" presentation:user-transformed="true">
          <draw:text-box>
            <text:list text:style-name="L3">
              <text:list-item>
                <text:p text:style-name="P6"><text:span text:style-name="T4">MN</text:span><text:span text:style-name="T5"> сообщает </text:span><text:span text:style-name="T4">FA</text:span><text:span text:style-name="T5"> свой </text:span><text:span text:style-name="T6">home address</text:span><text:span text:style-name="T9"> и адрес </text:span><text:span text:style-name="T10">HA</text:span></text:p>
              </text:list-item>
              <text:list-item>
                <text:p text:style-name="P6"><text:span text:style-name="T4">FA</text:span><text:span text:style-name="T5"> регистрируется у </text:span><text:span text:style-name="T4">HA</text:span><text:span text:style-name="T5"> как </text:span><text:span text:style-name="T4">COA</text:span><text:span text:style-name="T5"> для </text:span><text:span text:style-name="T4">MN</text:span></text:p>
              </text:list-item>
            </text:list>
          </draw:text-box>
        </draw:frame>
        <draw:custom-shape draw:style-name="gr2" draw:text-style-name="P4" draw:layer="layout" svg:width="9.516cm" svg:height="6.081cm" svg:x="0.864cm" svg:y="8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966cm" svg:height="0.962cm" svg:x="3.328cm" svg:y="8.658cm">
          <draw:text-box>
            <text:p>Home Network</text:p>
          </draw:text-box>
        </draw:frame>
        <draw:custom-shape draw:style-name="gr4" draw:text-style-name="P5" draw:layer="layout" svg:width="2.832cm" svg:height="1.531cm" svg:x="4.31cm" svg:y="11.008cm">
          <text:p text:style-name="P4"><text:span text:style-name="T4">H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947cm" svg:height="9.8cm" svg:x="15.114cm" svg:y="8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566cm" svg:height="0.962cm" svg:x="18.852cm" svg:y="9.44cm">
          <draw:text-box>
            <text:p>Foreign Network</text:p>
          </draw:text-box>
        </draw:frame>
        <draw:frame draw:style-name="gr3" draw:layer="layout" svg:width="4.966cm" svg:height="0.962cm" svg:x="3.328cm" svg:y="8.658cm">
          <draw:text-box>
            <text:p>Home Network</text:p>
          </draw:text-box>
        </draw:frame>
        <draw:custom-shape draw:style-name="gr4" draw:text-style-name="P5" draw:layer="layout" svg:width="2.832cm" svg:height="1.531cm" svg:x="16.948cm" svg:y="11.545cm">
          <text:p text:style-name="P4"><text:span text:style-name="T4">FA</text:span></text:p>
          <draw:enhanced-geometry svg:viewBox="0 0 21600 21600" draw:type="rectangle" draw:enhanced-path="M 0 0 L 21600 0 21600 21600 0 21600 0 0 Z N"/>
        </draw:custom-shape>
        <draw:frame draw:style-name="gr5" draw:layer="layout" svg:width="2.658cm" svg:height="0.962cm" svg:x="17.009cm" svg:y="10.734cm">
          <draw:text-box>
            <text:p>&lt;<text:span text:style-name="T4">COA</text:span>&gt;</text:p>
          </draw:text-box>
        </draw:frame>
        <draw:custom-shape draw:style-name="gr4" draw:text-style-name="P5" draw:layer="layout" svg:width="2.646cm" svg:height="1.671cm" svg:x="19.294cm" svg:y="16.321cm">
          <text:p text:style-name="P4"><text:span text:style-name="T4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0.591cm" svg:y1="16.246cm" svg:x2="18.317cm" svg:y2="13.089cm">
          <text:p/>
        </draw:line>
        <draw:frame draw:style-name="gr5" draw:text-style-name="P7" draw:layer="layout" svg:width="6.209cm" svg:height="0.962cm" svg:x="19.802cm" svg:y="14.25cm">
          <draw:text-box>
            <text:p><text:span text:style-name="T7">(</text:span><text:span text:style-name="T8">home address, </text:span><text:span text:style-name="T10">HA</text:span><text:span text:style-name="T9">)</text:span></text:p>
          </draw:text-box>
        </draw:frame>
        <draw:line draw:style-name="gr7" draw:text-style-name="P4" draw:layer="layout" svg:x1="16.878cm" svg:y1="12.254cm" svg:x2="7.084cm" svg:y2="11.79cm">
          <text:p/>
        </draw:line>
        <draw:frame draw:style-name="gr8" draw:layer="layout" svg:width="4.168cm" svg:height="1.147cm" svg:x="10.797cm" svg:y="11.047cm">
          <draw:text-box>
            <text:p>регистрация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Маршрутизация: от <text:span text:style-name="T4">CN</text:span> к <text:span text:style-name="T4">MN</text:span></text:p>
          </draw:text-box>
        </draw:frame>
        <draw:custom-shape draw:style-name="gr2" draw:text-style-name="P4" draw:layer="layout" svg:width="9.516cm" svg:height="6.081cm" svg:x="1.924cm" svg:y="1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966cm" svg:height="0.962cm" svg:x="4.388cm" svg:y="10.987cm">
          <draw:text-box>
            <text:p>Home Network</text:p>
          </draw:text-box>
        </draw:frame>
        <draw:custom-shape draw:style-name="gr4" draw:text-style-name="P5" draw:layer="layout" svg:width="2.832cm" svg:height="1.531cm" svg:x="5.37cm" svg:y="13.337cm">
          <text:p text:style-name="P4"><text:span text:style-name="T4">H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516cm" svg:height="6.081cm" svg:x="16.795cm" svg:y="1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566cm" svg:height="0.962cm" svg:x="19.002cm" svg:y="12.769cm">
          <draw:text-box>
            <text:p>Foreign Network</text:p>
          </draw:text-box>
        </draw:frame>
        <draw:frame draw:style-name="gr3" draw:layer="layout" svg:width="4.966cm" svg:height="0.962cm" svg:x="4.388cm" svg:y="10.987cm">
          <draw:text-box>
            <text:p>Home Network</text:p>
          </draw:text-box>
        </draw:frame>
        <draw:custom-shape draw:style-name="gr4" draw:text-style-name="P5" draw:layer="layout" svg:width="2.832cm" svg:height="1.531cm" svg:x="18.101cm" svg:y="14.888cm">
          <text:p text:style-name="P4"><text:span text:style-name="T4">FA</text:span></text:p>
          <draw:enhanced-geometry svg:viewBox="0 0 21600 21600" draw:type="rectangle" draw:enhanced-path="M 0 0 L 21600 0 21600 21600 0 21600 0 0 Z N"/>
        </draw:custom-shape>
        <draw:frame draw:style-name="gr5" draw:layer="layout" svg:width="2.658cm" svg:height="0.962cm" svg:x="18.162cm" svg:y="14.077cm">
          <draw:text-box>
            <text:p>&lt;<text:span text:style-name="T4">COA</text:span>&gt;</text:p>
          </draw:text-box>
        </draw:frame>
        <draw:custom-shape draw:style-name="gr4" draw:text-style-name="P5" draw:layer="layout" svg:width="2.646cm" svg:height="1.671cm" svg:x="22.351cm" svg:y="15.534cm">
          <text:p text:style-name="P4"><text:span text:style-name="T4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646cm" svg:height="1.671cm" svg:x="10.976cm" svg:y="16.953cm">
          <text:p text:style-name="P4"><text:span text:style-name="T4">C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10.954cm" svg:y1="17.825cm" svg:x2="8.68cm" svg:y2="16.432cm">
          <text:p/>
        </draw:line>
        <draw:line draw:style-name="gr6" draw:text-style-name="P4" draw:layer="layout" svg:x1="8.726cm" svg:y1="16.432cm" svg:x2="7.055cm" svg:y2="14.853cm">
          <text:p/>
        </draw:line>
        <draw:line draw:style-name="gr6" draw:text-style-name="P4" draw:layer="layout" svg:x1="8.262cm" svg:y1="13.926cm" svg:x2="18.01cm" svg:y2="15.504cm">
          <text:p/>
        </draw:line>
        <draw:line draw:style-name="gr6" draw:text-style-name="P4" draw:layer="layout" svg:x1="20.98cm" svg:y1="15.689cm" svg:x2="22.419cm" svg:y2="16.525cm">
          <text:p/>
        </draw:line>
        <draw:frame draw:style-name="gr5" draw:layer="layout" svg:width="1.277cm" svg:height="0.962cm" svg:x="9.469cm" svg:y="16.339cm">
          <draw:text-box>
            <text:p>(1)</text:p>
          </draw:text-box>
        </draw:frame>
        <draw:frame draw:style-name="gr5" draw:layer="layout" svg:width="1.277cm" svg:height="0.962cm" svg:x="7.89cm" svg:y="14.946cm">
          <draw:text-box>
            <text:p>(2)</text:p>
          </draw:text-box>
        </draw:frame>
        <draw:frame draw:style-name="gr5" draw:layer="layout" svg:width="1.277cm" svg:height="0.962cm" svg:x="12.858cm" svg:y="13.646cm">
          <draw:text-box>
            <text:p>(3)</text:p>
          </draw:text-box>
        </draw:frame>
        <draw:frame draw:style-name="gr5" draw:layer="layout" svg:width="1.277cm" svg:height="0.962cm" svg:x="21.073cm" svg:y="15.086cm">
          <draw:text-box>
            <text:p>(4)</text:p>
          </draw:text-box>
        </draw:frame>
        <draw:frame draw:style-name="gr9" draw:text-style-name="P8" draw:layer="layout" svg:width="12.3cm" svg:height="5.459cm" svg:x="2.646cm" svg:y="4.873cm">
          <draw:text-box>
            <text:p text:style-name="P8"><text:span text:style-name="T11">(1) Пакет, направленный по домашнему адресу, доставляется в домашнюю сеть</text:span></text:p>
            <text:p text:style-name="P8"><text:span text:style-name="T11">(2) Пакет для </text:span><text:span text:style-name="T12">MN</text:span><text:span text:style-name="T13"> маршрутизируется к </text:span><text:span text:style-name="T12">HA</text:span></text:p>
            <text:p text:style-name="P8"><text:span text:style-name="T11"/></text:p>
          </draw:text-box>
        </draw:frame>
        <draw:frame draw:style-name="gr10" draw:text-style-name="P8" draw:layer="layout" svg:width="11.976cm" svg:height="5.616cm" svg:x="14.993cm" svg:y="5.013cm">
          <draw:text-box>
            <text:p text:style-name="P8"><text:span text:style-name="T13">(3) </text:span><text:span text:style-name="T12">HA</text:span><text:span text:style-name="T13"> инкапсулирует пакет (IP-in-IP) и пересылает его </text:span><text:span text:style-name="T12">FA</text:span></text:p>
            <text:p text:style-name="P8"><text:span text:style-name="T11">(4) </text:span><text:span text:style-name="T12">FA</text:span><text:span text:style-name="T13"> разворачивает пакет и доставляет его в исходном виде </text:span><text:span text:style-name="T12">M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5-24T07:19:12</meta:creation-date>
    <meta:editing-duration>PT3H22M51S</meta:editing-duration>
    <meta:editing-cycles>74</meta:editing-cycles>
    <meta:generator>LibreOffice/3.3$Unix LibreOffice_project/330m19$Build-202</meta:generator>
    <dc:date>2011-05-24T10:41:58</dc:date>
    <dc:creator>Vladimir Rutsky</dc:creator>
    <meta:document-statistic meta:object-count="102"/>
  </office:meta>
</office:document-meta>
</file>